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06f4" officeooo:paragraph-rsid="000306f4"/>
    </style:style>
    <style:style style:name="P2" style:family="paragraph" style:parent-style-name="Standard">
      <style:text-properties officeooo:rsid="000306f4" officeooo:paragraph-rsid="00059435"/>
    </style:style>
    <style:style style:name="P3" style:family="paragraph" style:parent-style-name="Standard">
      <style:text-properties officeooo:rsid="000306f4" officeooo:paragraph-rsid="000797fe"/>
    </style:style>
    <style:style style:name="P4" style:family="paragraph" style:parent-style-name="Standard">
      <style:text-properties officeooo:rsid="000d3c5f" officeooo:paragraph-rsid="000d3c5f"/>
    </style:style>
    <style:style style:name="P5" style:family="paragraph" style:parent-style-name="Standard">
      <style:text-properties officeooo:rsid="001e70a8" officeooo:paragraph-rsid="0011aaeb"/>
    </style:style>
    <style:style style:name="P6" style:family="paragraph" style:parent-style-name="Standard">
      <style:text-properties officeooo:rsid="001d32ba" officeooo:paragraph-rsid="0011aaeb"/>
    </style:style>
    <style:style style:name="P7" style:family="paragraph" style:parent-style-name="Standard">
      <style:text-properties officeooo:rsid="001d32ba" officeooo:paragraph-rsid="0013fc84"/>
    </style:style>
    <style:style style:name="P8" style:family="paragraph" style:parent-style-name="Standard">
      <style:text-properties officeooo:rsid="001f8149" officeooo:paragraph-rsid="0011aaeb"/>
    </style:style>
    <style:style style:name="T1" style:family="text">
      <style:text-properties officeooo:rsid="000535d5"/>
    </style:style>
    <style:style style:name="T2" style:family="text">
      <style:text-properties officeooo:rsid="00097fd8"/>
    </style:style>
    <style:style style:name="T3" style:family="text">
      <style:text-properties officeooo:rsid="000e4984"/>
    </style:style>
    <style:style style:name="T4" style:family="text">
      <style:text-properties officeooo:rsid="000f0436"/>
    </style:style>
    <style:style style:name="T5" style:family="text">
      <style:text-properties officeooo:rsid="003018c5"/>
    </style:style>
    <style:style style:name="T6" style:family="text">
      <style:text-properties officeooo:rsid="002d64ea"/>
    </style:style>
    <style:style style:name="T7" style:family="text">
      <style:text-properties officeooo:rsid="0013fc84"/>
    </style:style>
    <style:style style:name="T8" style:family="text">
      <style:text-properties officeooo:rsid="0014fac3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ed coverage and rate equations </text:p>
      <text:p text:style-name="P1"/>
      <text:p text:style-name="P1"><draw:frame draw:style-name="fr1" draw:name="Object1" text:anchor-type="as-char" svg:width="3.6217in" svg:height="0.398in" draw:z-index="0"><draw:object xlink:href="./Object 1" xlink:type="simple" xlink:show="embed" xlink:actuate="onLoad"/><draw:image xlink:href="./ObjectReplacements/Object 1" xlink:type="simple" xlink:show="embed" xlink:actuate="onLoad"/></draw:frame><text:s text:c="3"/></text:p>
      <text:p text:style-name="P1"/>
      <text:p text:style-name="P1"><draw:frame draw:style-name="fr1" draw:name="Object2" text:anchor-type="as-char" svg:width="1.502in" svg:height="0.402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 text:c="3"/><text:span text:style-name="T1">; at steady state , </text:span><text:span text:style-name="T1"><draw:frame draw:style-name="fr1" draw:name="Object3" text:anchor-type="as-char" svg:width="1.5965in" svg:height="0.471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"/>
      <text:p text:style-name="P1"/>
      <text:p text:style-name="P2">Need coverage and rate equations </text:p>
      <text:p text:style-name="P2"/>
      <text:p text:style-name="P3"><draw:frame draw:style-name="fr1" draw:name="Object6" text:anchor-type="as-char" svg:width="6.3252in" svg:height="0.4217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text:s text:c="2"/></text:p>
      <text:p text:style-name="P3"/>
      <text:p text:style-name="P3"><draw:frame draw:style-name="fr1" draw:name="Object4" text:anchor-type="as-char" svg:width="2.4811in" svg:height="0.402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 text:c="2"/></text:p>
      <text:p text:style-name="P3"/>
      <text:p text:style-name="P3"><draw:frame draw:style-name="fr1" draw:name="Object5" text:anchor-type="as-char" svg:width="5.2957in" svg:height="0.48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2"><text:s text:c="2"/></text:span></text:p>
      <text:p text:style-name="P3"/>
      <text:p text:style-name="P4">Need Kf<text:span text:style-name="T3">low <text:s/></text:span><text:s/></text:p>
      <text:p text:style-name="P4"/>
      <text:p text:style-name="P4"><draw:frame draw:style-name="fr1" draw:name="Object8" text:anchor-type="as-char" svg:width="5.7957in" svg:height="0.489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4"><text:s text:c="3"/></text:span></text:p>
      <text:p text:style-name="P2"/>
      <text:p text:style-name="P6"><text:span text:style-name="T8">Local reaction rate as d</text:span>imensionless turnover frequency<text:span text:style-name="T5"> (TOF):</text:span> </text:p>
      <text:p text:style-name="P5"/>
      <text:p text:style-name="P5"><draw:frame draw:style-name="fr1" draw:name="Object7" text:anchor-type="as-char" svg:width="3.9717in" svg:height="0.822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6"><text:s text:c="2"/></text:span></text:p>
      <text:p text:style-name="P5"/>
      <text:p text:style-name="P7"><text:span text:style-name="T7">Average reaction rate in layer as dimensionless TOF:</text:span> <text:span text:style-name="T7"><text:s/></text:span></text:p>
      <text:p text:style-name="P7"/>
      <text:p text:style-name="P5"><draw:frame draw:style-name="fr1" draw:name="Object9" text:anchor-type="as-char" svg:width="3.2417in" svg:height="1.911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7"><text:s text:c="2"/></text:span></text:p>
      <text:p text:style-name="P8"><text:s text:c="2"/></text:p>
      <text:p text:style-name="P5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07:14:59.571023000</meta:creation-date>
    <dc:date>2018-11-26T15:19:04.408351874</dc:date>
    <meta:editing-duration>PT1H15M55S</meta:editing-duration>
    <meta:editing-cycles>20</meta:editing-cycles>
    <meta:generator>LibreOffice/6.0.5.2$MacOSX_X86_64 LibreOffice_project/54c8cbb85f300ac59db32fe8a675ff7683cd5a16</meta:generator>
    <meta:print-date>2018-11-26T14:04:32.578907735</meta:print-date>
    <meta:document-statistic meta:table-count="0" meta:image-count="0" meta:object-count="9" meta:page-count="2" meta:paragraph-count="14" meta:word-count="33" meta:character-count="237" meta:non-whitespace-character-count="180"/>
  </office:meta>
</office:document-meta>
</file>

<file path=Object 1/content.xml><?xml version="1.0" encoding="utf-8"?>
<math xmlns="http://www.w3.org/1998/Math/MathML" display="block">
  <semantics>
    <mrow>
      <mstyle mathvariant="italic">
        <mrow>
          <msub>
            <mi>θ</mi>
            <mi mathvariant="italic">AS</mi>
          </msub>
          <mo stretchy="false">=</mo>
          <mfrac>
            <mrow>
              <msub>
                <mi>κ</mi>
                <mi mathvariant="italic">ads</mi>
              </msub>
              <mi>ψ</mi>
            </mrow>
            <mrow>
              <mrow>
                <mn>1</mn>
                <mo stretchy="false">+</mo>
                <msub>
                  <mi>κ</mi>
                  <mi mathvariant="italic">ads</mi>
                </msub>
              </mrow>
              <mi>ψ</mi>
            </mrow>
          </mfrac>
        </mrow>
      </mstyle>
      <mtext> = coverage of surface by adsorbed A</mtext>
    </mrow>
    <annotation encoding="StarMath 5.0">ital{%theta_{AS} = {alignc %kappa_{ ads } %psi} over {1 + %kappa_{ ads } %psi}} " = coverage of surface by adsorbed A"</annotation>
  </semantics>
</math>
</file>

<file path=Object 2/content.xml><?xml version="1.0" encoding="utf-8"?>
<math xmlns="http://www.w3.org/1998/Math/MathML" display="block">
  <semantics>
    <mrow>
      <mtext>rate</mtext>
      <mo stretchy="false">=</mo>
      <mstyle mathvariant="italic">
        <mrow>
          <msup>
            <mi>ϕ</mi>
            <mn>2</mn>
          </msup>
          <mfrac>
            <mi>ψ</mi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sub>
                        <mi>κ</mi>
                        <mi mathvariant="italic">ads</mi>
                      </msub>
                    </mrow>
                    <mi>ψ</mi>
                  </mrow>
                </mrow>
                <mo fence="true" stretchy="false">)</mo>
              </mrow>
              <mn>2</mn>
            </msup>
          </mfrac>
        </mrow>
      </mstyle>
    </mrow>
    <annotation encoding="StarMath 5.0">"rate" = ital{ %phi^2{alignc %psi} over {(1 + %kappa_{ ads } %psi)^2}}</annotation>
  </semantics>
</math>
</file>

<file path=Object 3/content.xml><?xml version="1.0" encoding="utf-8"?>
<math xmlns="http://www.w3.org/1998/Math/MathML" display="block">
  <semantics>
    <mstyle mathvariant="italic">
      <mrow>
        <mrow>
          <mfrac>
            <mrow>
              <msup>
                <mi>d</mi>
                <mn>2</mn>
              </msup>
              <mi>ψ</mi>
            </mrow>
            <mrow>
              <mi>d</mi>
              <msup>
                <mi>λ</mi>
                <mn>2</mn>
              </msup>
            </mrow>
          </mfrac>
          <mo stretchy="false">=</mo>
          <msup>
            <mi>ϕ</mi>
            <mn>2</mn>
          </msup>
        </mrow>
        <mfrac>
          <mi>ψ</mi>
          <msup>
            <mrow>
              <mo fence="true" stretchy="false">(</mo>
              <mrow>
                <mrow>
                  <mrow>
                    <mn>1</mn>
                    <mo stretchy="false">+</mo>
                    <msub>
                      <mi>κ</mi>
                      <mi mathvariant="italic">ads</mi>
                    </msub>
                  </mrow>
                  <mi>ψ</mi>
                </mrow>
              </mrow>
              <mo fence="true" stretchy="false">)</mo>
            </mrow>
            <mn>2</mn>
          </msup>
        </mfrac>
      </mrow>
    </mstyle>
    <annotation encoding="StarMath 5.0">ital{ {d^2 %psi} over {d %lambda^2} = %phi^2{alignc %psi} over {(1 + %kappa_{ ads } %psi)^2}}</annotation>
  </semantics>
</math>
</file>

<file path=Object 4/content.xml><?xml version="1.0" encoding="utf-8"?>
<math xmlns="http://www.w3.org/1998/Math/MathML" display="block">
  <semantics>
    <mrow>
      <mtext>local reaction rate </mtext>
      <mo stretchy="false">=</mo>
      <mstyle mathvariant="italic">
        <mrow>
          <msup>
            <mi>ϕ</mi>
            <mn>2</mn>
          </msup>
          <mfrac>
            <mi>ψ</mi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sub>
                        <mi>κ</mi>
                        <mi mathvariant="italic">ads</mi>
                      </msub>
                    </mrow>
                    <mi>ψ</mi>
                  </mrow>
                </mrow>
                <mo fence="true" stretchy="false">)</mo>
              </mrow>
              <mn>2</mn>
            </msup>
          </mfrac>
        </mrow>
      </mstyle>
    </mrow>
    <annotation encoding="StarMath 5.0">"local reaction rate " = ital{ %phi^2{alignc %psi} over {(1 + %kappa_{ ads } %psi)^2}}</annotation>
  </semantics>
</math>
</file>

<file path=Object 5/content.xml><?xml version="1.0" encoding="utf-8"?>
<math xmlns="http://www.w3.org/1998/Math/MathML" display="block">
  <semantics>
    <mrow>
      <mrow>
        <mo fence="true" stretchy="true">(</mo>
        <mrow>
          <mfrac>
            <msub>
              <mi>V</mi>
              <mi mathvariant="italic">cell</mi>
            </msub>
            <msub>
              <mi>V</mi>
              <mi mathvariant="italic">layer</mi>
            </msub>
          </mfrac>
        </mrow>
        <mo fence="true" stretchy="true">)</mo>
      </mrow>
      <mrow>
        <mfrac>
          <mrow>
            <mi>d</mi>
            <msub>
              <mi mathvariant="normal">ψ</mi>
              <mi>c</mi>
            </msub>
          </mrow>
          <mrow>
            <mi>d</mi>
            <mi mathvariant="normal">τ</mi>
          </mrow>
        </mfrac>
        <mo stretchy="false">=</mo>
        <msub>
          <mi mathvariant="normal">κ</mi>
          <mi mathvariant="italic">flow</mi>
        </msub>
      </mrow>
      <mrow>
        <mrow>
          <mo fence="true" stretchy="false">(</mo>
          <mrow>
            <mrow>
              <msub>
                <mi mathvariant="normal">ψ</mi>
                <mtext>in</mtext>
              </msub>
              <mo stretchy="false">−</mo>
              <msub>
                <mi mathvariant="normal">ψ</mi>
                <mi>c</mi>
              </msub>
            </mrow>
          </mrow>
          <mo fence="true" stretchy="false">)</mo>
        </mrow>
        <mo stretchy="false">−</mo>
        <msub>
          <mi mathvariant="normal">κ</mi>
          <mi mathvariant="italic">diff</mi>
        </msub>
      </mrow>
      <msub>
        <mrow>
          <mo fence="true" stretchy="true">[</mo>
          <mrow>
            <mfrac>
              <mrow>
                <mi>d</mi>
                <mi mathvariant="normal">ψ</mi>
              </mrow>
              <mrow>
                <mi>d</mi>
                <mi mathvariant="normal">λ</mi>
              </mrow>
            </mfrac>
          </mrow>
          <mo fence="true" stretchy="true">]</mo>
        </mrow>
        <mrow>
          <mi mathvariant="normal">λ</mi>
          <mo stretchy="false">=</mo>
          <mn>1</mn>
        </mrow>
      </msub>
      <mtext>where </mtext>
      <mrow>
        <msub>
          <mi mathvariant="normal">ψ</mi>
          <mi>c</mi>
        </msub>
        <mo stretchy="false">=</mo>
        <mtext> reactant in mixing cell</mtext>
      </mrow>
    </mrow>
    <annotation encoding="StarMath 5.0">left ( {V_cell} over {V_layer} right ){d %psi_c} over {d %tau} = %kappa_flow (%psi_{"in"} - %psi_c) - %kappa_diff left [ {d %psi} over {d %lambda} right ]_{%lambda = 1} "where " %psi_c =  " reactant in mixing cell"</annotation>
  </semantics>
</math>
</file>

<file path=Object 6/content.xml><?xml version="1.0" encoding="utf-8"?>
<math xmlns="http://www.w3.org/1998/Math/MathML" display="block">
  <semantics>
    <mrow>
      <mstyle mathvariant="italic">
        <mrow>
          <msub>
            <mi>θ</mi>
            <mi mathvariant="italic">AS</mi>
          </msub>
          <mo stretchy="false">=</mo>
          <mfrac>
            <mrow>
              <msub>
                <mi>κ</mi>
                <mi mathvariant="italic">ads</mi>
              </msub>
              <mi>ψ</mi>
            </mrow>
            <mrow>
              <mrow>
                <mn>1</mn>
                <mo stretchy="false">+</mo>
                <msub>
                  <mi>κ</mi>
                  <mi mathvariant="italic">ads</mi>
                </msub>
              </mrow>
              <mi>ψ</mi>
            </mrow>
          </mfrac>
        </mrow>
      </mstyle>
      <mrow>
        <mtext> = local coverage of surface by adsorbed A ; local reaction rate </mtext>
        <mo stretchy="false">=</mo>
        <mstyle mathvariant="italic">
          <mfrac>
            <mrow>
              <msub>
                <mi>κ</mi>
                <mi mathvariant="italic">rxn</mi>
              </msub>
              <msub>
                <mi>κ</mi>
                <mi mathvariant="italic">ads</mi>
              </msub>
              <mi>ψ</mi>
            </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sub>
                        <mi>κ</mi>
                        <mi mathvariant="italic">ads</mi>
                      </msub>
                    </mrow>
                    <mi>ψ</mi>
                  </mrow>
                </mrow>
                <mo fence="true" stretchy="false">)</mo>
              </mrow>
              <mn>2</mn>
            </msup>
          </mfrac>
        </mstyle>
      </mrow>
      <mtext/>
    </mrow>
    <annotation encoding="StarMath 5.0">ital{%theta_{AS} = {alignc %kappa_{ ads } %psi} over {1 + %kappa_{ ads } %psi}} " = local coverage of surface by adsorbed A ; local reaction rate " = ital{  {alignc %kappa_{ rxn } %kappa_{ ads } %psi} over {(1 + %kappa_{ ads } %psi)^2}}"</annotation>
  </semantics>
</math>
</file>

<file path=Object 7/content.xml><?xml version="1.0" encoding="utf-8"?>
<math xmlns="http://www.w3.org/1998/Math/MathML" display="block">
  <semantics>
    <mtable>
      <mtr>
        <mtd>
          <mrow>
            <mtext>local d'less TOF</mtext>
            <mo stretchy="false">=</mo>
            <mfrac>
              <mtext>mol A reacting</mtext>
              <mrow>
                <mtext>(mol surface sites)</mtext>
                <mtext>(dimensionless time)</mtext>
              </mrow>
            </mfrac>
          </mrow>
        </mtd>
      </mtr>
      <mtr>
        <mtd>
          <mrow>
            <mphantom>
              <mtext>local d'less TOF</mtext>
            </mphantom>
            <mo stretchy="false">=</mo>
            <mstyle mathvariant="italic">
              <mfrac>
                <mrow>
                  <msub>
                    <mi>κ</mi>
                    <mi mathvariant="italic">rxn</mi>
                  </msub>
                  <msub>
                    <mi>κ</mi>
                    <mi mathvariant="italic">ads</mi>
                  </msub>
                  <mi>ψ</mi>
                </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sub>
                            <mi>κ</mi>
                            <mi mathvariant="italic">ads</mi>
                          </msub>
                        </mrow>
                        <mi>ψ</mi>
                      </mrow>
                    </mrow>
                    <mo fence="true" stretchy="false">)</mo>
                  </mrow>
                  <mn>2</mn>
                </msup>
              </mfrac>
            </mstyle>
          </mrow>
        </mtd>
      </mtr>
    </mtable>
    <annotation encoding="StarMath 5.0">"local d'less TOF" = {alignc "mol A reacting"} over {"(mol surface sites)" "(dimensionless time)"} 
newline
phantom "local d'less TOF" = ital{  {alignc %kappa_{ rxn } %kappa_{ ads } %psi} over {(1 + %kappa_{ ads } %psi)^2}}</annotation>
  </semantics>
</math>
</file>

<file path=Object 8/content.xml><?xml version="1.0" encoding="utf-8"?>
<math xmlns="http://www.w3.org/1998/Math/MathML" display="block">
  <semantics>
    <mrow>
      <mrow>
        <msub>
          <mi mathvariant="normal">κ</mi>
          <mi mathvariant="italic">flow</mi>
        </msub>
        <mo stretchy="false">=</mo>
        <mfrac>
          <mi>Q</mi>
          <mrow>
            <msub>
              <mi>V</mi>
              <mi mathvariant="italic">layer</mi>
            </msub>
            <msub>
              <mi>k</mi>
              <mrow>
                <mo stretchy="false">−</mo>
                <mn>1</mn>
              </mrow>
            </msub>
          </mrow>
        </mfrac>
        <mo stretchy="false">=</mo>
        <mfrac>
          <mi>Q</mi>
          <mrow>
            <msub>
              <mi>V</mi>
              <mi mathvariant="italic">cell</mi>
            </msub>
            <msub>
              <mi>k</mi>
              <mrow>
                <mo stretchy="false">−</mo>
                <mn>1</mn>
              </mrow>
            </msub>
          </mrow>
        </mfrac>
      </mrow>
      <mrow>
        <mo fence="true" stretchy="true">(</mo>
        <mrow>
          <mfrac>
            <msub>
              <mi>V</mi>
              <mi mathvariant="italic">cell</mi>
            </msub>
            <msub>
              <mi>V</mi>
              <mi mathvariant="italic">layer</mi>
            </msub>
          </mfrac>
        </mrow>
        <mo fence="true" stretchy="true">)</mo>
      </mrow>
      <mtext>    where </mtext>
      <mi>Q</mi>
      <mrow>
        <mo fence="true" stretchy="false">(</mo>
        <mrow>
          <mrow>
            <msup>
              <mtext>m</mtext>
              <mn>3</mn>
            </msup>
            <msup>
              <mtext> s</mtext>
              <mrow>
                <mo stretchy="false">−</mo>
                <mn>1</mn>
              </mrow>
            </msup>
          </mrow>
        </mrow>
        <mo fence="true" stretchy="false">)</mo>
      </mrow>
      <mtext> = flow rate through mixing cell</mtext>
    </mrow>
    <annotation encoding="StarMath 5.0">%kappa_flow = {alignc Q} over {V_{layer}  k_{-1}} = {alignc Q} over {V_{cell} k_{-1}} left ( {V_cell} over {V_layer} right ) "    where " Q ("m"^3" s"^-1) " = flow rate through mixing cell"</annotation>
  </semantics>
</math>
</file>

<file path=Object 9/content.xml><?xml version="1.0" encoding="utf-8"?>
<math xmlns="http://www.w3.org/1998/Math/MathML" display="block">
  <semantics>
    <mtable>
      <mtr>
        <mtd>
          <mrow>
            <mtext>average d'less TOF</mtext>
            <mo stretchy="false">=</mo>
            <mstyle mathvariant="italic">
              <mrow>
                <munderover>
                  <mo stretchy="false">∫</mo>
                  <mrow>
                    <mi>λ</mi>
                    <mo stretchy="false">=</mo>
                    <mn>0</mn>
                  </mrow>
                  <mrow>
                    <mi>λ</mi>
                    <mo stretchy="false">=</mo>
                    <mn>1</mn>
                  </mrow>
                </munderover>
                <mrow>
                  <mfrac>
                    <mrow>
                      <msub>
                        <mi>κ</mi>
                        <mi mathvariant="italic">rxn</mi>
                      </msub>
                      <msub>
                        <mi>κ</mi>
                        <mi mathvariant="italic">ads</mi>
                      </msub>
                      <mi>ψ</mi>
                    </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κ</mi>
                                <mi mathvariant="italic">ads</mi>
                              </msub>
                            </mrow>
                            <mi>ψ</mi>
                          </mrow>
                        </mrow>
                        <mo fence="true" stretchy="false">)</mo>
                      </mrow>
                      <mn>2</mn>
                    </msup>
                  </mfrac>
                  <mi>d</mi>
                  <mi>λ</mi>
                </mrow>
              </mrow>
            </mstyle>
          </mrow>
        </mtd>
      </mtr>
      <mtr>
        <mtd>
          <mrow>
            <mphantom>
              <mtext>average d'less TOF</mtext>
            </mphantom>
            <mo stretchy="false">=</mo>
            <mstyle mathvariant="italic">
              <mrow>
                <mrow>
                  <mo fence="true" stretchy="true">(</mo>
                  <mrow>
                    <mfrac>
                      <msub>
                        <mi>κ</mi>
                        <mi mathvariant="italic">diff</mi>
                      </msub>
                      <mrow>
                        <mi>α</mi>
                        <mi>ϵ</mi>
                      </mrow>
                    </mfrac>
                  </mrow>
                  <mo fence="true" stretchy="true">)</mo>
                </mrow>
                <mrow>
                  <munderover>
                    <mo stretchy="false">∫</mo>
                    <mrow>
                      <mi>λ</mi>
                      <mo stretchy="false">=</mo>
                      <mn>0</mn>
                    </mrow>
                    <mrow>
                      <mi>λ</mi>
                      <mo stretchy="false">=</mo>
                      <mn>1</mn>
                    </mrow>
                  </munderover>
                  <mfrac>
                    <mrow>
                      <msup>
                        <mi>ϕ</mi>
                        <mn>2</mn>
                      </msup>
                      <mi>ψ</mi>
                    </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κ</mi>
                                <mi mathvariant="italic">ads</mi>
                              </msub>
                            </mrow>
                            <mi>ψ</mi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  <mi>d</mi>
                <mi>λ</mi>
              </mrow>
            </mstyle>
          </mrow>
        </mtd>
      </mtr>
      <mtr>
        <mtd>
          <mrow>
            <mphantom>
              <mtext>average d'less TOF</mtext>
            </mphantom>
            <mo stretchy="false">=</mo>
            <mstyle mathvariant="italic">
              <mrow>
                <mrow>
                  <mo fence="true" stretchy="true">(</mo>
                  <mrow>
                    <mfrac>
                      <msub>
                        <mi>κ</mi>
                        <mi mathvariant="italic">diff</mi>
                      </msub>
                      <mrow>
                        <mi>α</mi>
                        <mi>ϵ</mi>
                      </mrow>
                    </mfrac>
                  </mrow>
                  <mo fence="true" stretchy="true">)</mo>
                </mrow>
                <mrow>
                  <munderover>
                    <mo stretchy="false">∫</mo>
                    <mrow>
                      <mi>λ</mi>
                      <mo stretchy="false">=</mo>
                      <mn>0</mn>
                    </mrow>
                    <mrow>
                      <mi>λ</mi>
                      <mo stretchy="false">=</mo>
                      <mn>1</mn>
                    </mrow>
                  </munderover>
                  <mfrac>
                    <mrow>
                      <msup>
                        <mi>d</mi>
                        <mn>2</mn>
                      </msup>
                      <mi>ψ</mi>
                    </mrow>
                    <mrow>
                      <mi>d</mi>
                      <msup>
                        <mi>λ</mi>
                        <mn>2</mn>
                      </msup>
                    </mrow>
                  </mfrac>
                </mrow>
                <mi>d</mi>
                <mi>λ</mi>
              </mrow>
            </mstyle>
          </mrow>
        </mtd>
      </mtr>
      <mtr>
        <mtd>
          <mrow>
            <mphantom>
              <mtext>average d'less TOF</mtext>
            </mphantom>
            <mo stretchy="false">=</mo>
            <mstyle mathvariant="italic">
              <mrow>
                <mrow>
                  <mo fence="true" stretchy="true">(</mo>
                  <mrow>
                    <mfrac>
                      <msub>
                        <mi>κ</mi>
                        <mi mathvariant="italic">diff</mi>
                      </msub>
                      <mrow>
                        <mi>α</mi>
                        <mi>ϵ</mi>
                      </mrow>
                    </mfrac>
                  </mrow>
                  <mo fence="true" stretchy="true">)</mo>
                </mrow>
                <msub>
                  <mrow>
                    <mo fence="true" stretchy="true">[</mo>
                    <mrow>
                      <mfrac>
                        <mrow>
                          <mi>d</mi>
                          <mi>ψ</mi>
                        </mrow>
                        <mrow>
                          <mi>d</mi>
                          <mi>λ</mi>
                        </mrow>
                      </mfrac>
                    </mrow>
                    <mo fence="true" stretchy="true">]</mo>
                  </mrow>
                  <mrow>
                    <mi>λ</mi>
                    <mo stretchy="false">=</mo>
                    <mn>1</mn>
                  </mrow>
                </msub>
              </mrow>
            </mstyle>
          </mrow>
        </mtd>
      </mtr>
    </mtable>
    <annotation encoding="StarMath 5.0">"average d'less TOF" = ital{  int from %lambda=0 to %lambda=1 {{alignc %kappa_{ rxn } %kappa_{ ads } %psi} over {(1 + %kappa_{ ads } %psi)^2} d%lambda}}
newline
phantom "average d'less TOF" = ital{left ( { %kappa_diff } over {alignc %alpha %epsilon } right )  int from %lambda=0 to %lambda=1 {{alignc %phi^2 %psi} over {(1 + %kappa_{ ads } %psi)^2}} d%lambda}
newline
phantom "average d'less TOF" = ital{left ( { %kappa_diff } over {alignc %alpha %epsilon } right ) int from %lambda=0 to %lambda=1 {{d^2 %psi} over {d %lambda^2}} d%lambda}
newline
phantom "average d'less TOF" = ital{left ( { %kappa_diff } over {alignc %alpha %epsilon } right ) left [ {d %psi} over {d %lambda} right ]_{%lambda = 1}}</annotation>
  </semantics>
</math>
</file>